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B0076B382216CFF85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4.4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svg:stroke-opacity="0%" draw:fill-color="#ffffff" draw:textarea-horizontal-align="justify" draw:textarea-vertical-align="top" draw:auto-grow-height="false" fo:min-height="23.88cm" fo:min-width="18.042cm"/>
    </style:style>
    <style:style style:name="gr4" style:family="graphic" style:parent-style-name="standard">
      <style:graphic-properties svg:stroke-color="#ffffff" svg:stroke-opacity="0%" draw:fill-color="#ffffff" draw:opacity="100%" draw:opacity-name="Transparency_20_2" draw:textarea-horizontal-align="justify" draw:textarea-vertical-align="middle" draw:auto-grow-height="false" fo:min-height="0.766cm" fo:min-width="18.042cm"/>
    </style:style>
    <style:style style:name="gr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3.606cm" fo:min-width="18.042cm" fo:wrap-option="wrap"/>
    </style:style>
    <style:style style:name="gr6" style:family="graphic" style:parent-style-name="standard">
      <style:graphic-properties svg:stroke-color="#ffffff" svg:stroke-opacity="0%" draw:fill-color="#000000" draw:opacity="65%" draw:opacity-name="" draw:textarea-horizontal-align="justify" draw:textarea-vertical-align="middle" draw:auto-grow-height="false" fo:min-height="1.782cm" fo:min-width="18.042cm" fo:wrap-option="wrap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7.026cm" fo:min-width="18.042cm" fo:wrap-option="wrap"/>
    </style:style>
    <style:style style:name="gr8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7.37cm" fo:min-width="18.042cm" fo:wrap-option="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center"/>
      <style:text-properties fo:font-size="24pt"/>
    </style:style>
    <style:style style:name="P5" style:family="paragraph">
      <style:paragraph-properties fo:margin-top="0cm" fo:margin-bottom="0cm" fo:text-align="start"/>
      <style:text-properties fo:font-size="24pt"/>
    </style:style>
    <style:style style:name="P6" style:family="paragraph">
      <loext:graphic-properties draw:fill-color="#ffffff"/>
      <style:paragraph-properties fo:margin-top="0cm" fo:margin-bottom="0cm" fo:text-align="center"/>
      <style:text-properties fo:font-size="2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ffffff" draw:opacity="100%" draw:opacity-name="Transparency_20_2"/>
      <style:paragraph-properties fo:text-align="center"/>
      <style:text-properties fo:font-size="14pt"/>
    </style:style>
    <style:style style:name="P9" style:family="paragraph">
      <style:paragraph-properties fo:margin-left="0.051cm" fo:margin-right="0.051cm" fo:margin-top="0cm" fo:margin-bottom="0cm" fo:text-align="start" fo:text-indent="0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.051cm" fo:margin-right="0.051cm" fo:margin-top="0cm" fo:margin-bottom="0cm" fo:text-align="justify" fo:text-indent="0cm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  <style:paragraph-properties fo:margin-left="0.051cm" fo:margin-right="0.051cm" fo:margin-top="0cm" fo:margin-bottom="0cm" fo:text-align="start" fo:text-indent="0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cm" fo:margin-bottom="0cm"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000000" draw:opacity="65%"/>
      <style:paragraph-properties fo:margin-top="0cm" fo:margin-bottom="0cm"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.051cm" fo:margin-right="0.051cm" fo:margin-top="0cm" fo:margin-bottom="0cm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.051cm" fo:margin-right="0.051cm" fo:text-align="justify" fo:text-indent="0cm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-color="#ffffff"/>
      <style:paragraph-properties fo:margin-left="0.051cm" fo:margin-right="0.051cm" fo:margin-top="0cm" fo:margin-bottom="0cm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-color="#ffffff"/>
      <style:paragraph-properties fo:margin-left="0.051cm" fo:margin-right="0.051cm" fo:margin-top="0cm" fo:margin-bottom="0cm" fo:text-align="justify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4.986cm" svg:height="5.08cm" svg:x="3.048cm" svg:y="5.334cm">
          <text:p text:style-name="P1">Le Mystère des crayons volés</text:p>
          <text:p text:style-name="P1"/>
          <text:p text:style-name="P1"><text:span text:style-name="T1">Une aventure pour D6 Dimen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6" draw:layer="layout" svg:width="18.542cm" svg:height="24.13cm" svg:x="1.27cm" svg:y="1.778cm">
          <text:p text:style-name="P4">Le Mystère des crayons volés</text:p>
          <text:p text:style-name="P4"/>
          <text:p text:style-name="P5"><text:span text:style-name="T1">Table des matiè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8.542cm" svg:height="1.016cm" svg:x="1.27cm" svg:y="0.508cm">
          <text:p text:style-name="P7"><text:span text:style-name="T2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542cm" svg:height="1.016cm" svg:x="1.27cm" svg:y="26.416cm">
          <text:p text:style-name="P7"><text:span text:style-name="T2">Foo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11" draw:layer="layout" svg:width="18.542cm" svg:height="13.856cm" svg:x="1.27cm" svg:y="4.178cm">
          <text:p text:style-name="P9"><text:span text:style-name="T3">La dimension Alpha (16-bold)</text:span></text:p>
          <text:p text:style-name="P10"><text:span text:style-name="T4"/></text:p>
          <text:p text:style-name="P10"><text:span text:style-name="T4">La dimension Alpha est la première dimension dans laquelle les PJs vont être amenés à voyager.</text:span></text:p>
          <text:p text:style-name="P10"><text:span text:style-name="T4"/></text:p>
          <text:p text:style-name="P10"><text:span text:style-name="T4">Cette dimension est peuplée d’êtres naïfs et gentils, mais très soupe au lait :</text:span></text:p>
          <text:list text:style-name="L1">
            <text:list-item>
              <text:p text:style-name="P10"><text:span text:style-name="T4">Boldar est le royaume le plus important, comptant quelques milliers de personnes, et préoccupé par les arts et la beauté ; ce royaume est sérieux, voire un peu triste ; les gens s’y habillent de couleurs pastel ;</text:span></text:p>
            </text:list-item>
            <text:list-item>
              <text:p text:style-name="P10"><text:span text:style-name="T4">Soduce est le royaume concurrent, excentrique, habité par des inventeurs farfelus et des magiciens peu performants mais avides de tester toute sorte de sorts.</text:span></text:p>
            </text:list-item>
          </text:list>
          <text:p text:style-name="P10"><text:span text:style-name="T4"/></text:p>
          <text:p text:style-name="P10"><text:span text:style-name="T4">Cette dimension a été nommée « Alpha » par l’oncle Lucien, mais ses habitants l’appellent « Ici » (ce qui peut conduire à des situations cocasses).</text:span></text:p>
          <text:p text:style-name="P10"><text:span text:style-name="T4"/></text:p>
          <text:p text:style-name="P10"><text:span text:style-name="T4">Au moment du jeu, Boldar prépare une n-ième guerre punitive contre Soduce qui, avec ses machines, a entamé la beauté des Collines Vertes. Les guerres, dans la dimension Alpha, sont assez surprenantes : il s’agit de construire des dirigeables et de jeter sur ses ennemis des litres de couleurs laides ou des excréments de Boniak, un herbivore local ressemblant à un buffle miniature.</text:span></text:p>
          <text:p text:style-name="P10"><text:span text:style-name="T4"/></text:p>
          <text:p text:style-name="P10"><text:span text:style-name="T4">Les habitants de la dimension Alpha ont la taille d’un enfant de 11 ans quand ils sont adultes. Ce sont des « Gens d’Ici ». Pour eux, chaque humain adulte est un géant qui fait peur et qui doit donc être emprisonné.</text:span></text:p>
          <text:p text:style-name="P10"><text:span text:style-name="T4"/></text:p>
          <text:p text:style-name="P10"><text:span text:style-name="T4">Les PJs ne seront pas tellement inquiétés en raison de leur taille. Cependant, s’il sont habillés avec des habits modernes, ils seront pris pour des soducien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8.542cm" svg:height="1.016cm" svg:x="1.27cm" svg:y="0.508cm">
          <text:p text:style-name="P7"><text:span text:style-name="T2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542cm" svg:height="1.016cm" svg:x="1.27cm" svg:y="26.416cm">
          <text:p text:style-name="P7"><text:span text:style-name="T2">Foo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8.542cm" svg:height="2.032cm" svg:x="1.27cm" svg:y="1.778cm">
          <text:p text:style-name="P12"><text:span text:style-name="T5">Background (22-b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6" draw:layer="layout" svg:width="18.542cm" svg:height="7.276cm" svg:x="1.27cm" svg:y="18.632cm">
          <text:p text:style-name="P14"><text:span text:style-name="T3">Les Broutons</text:span></text:p>
          <text:p text:style-name="P14"><text:span text:style-name="T4"/></text:p>
          <text:p text:style-name="P15"><text:span text:style-name="T4">Les Broutons sont une sorte de gnome poilus de toutes les couleurs d’en moyenne 40 </text:span><text:span text:style-name="T4">centimètres de hauteur. Quand leurs poils sont renvoyés vers l’arrière, ils ressemblent à de </text:span><text:span text:style-name="T4">petits humains miniatures, en plus trapus.</text:span></text:p>
          <text:p text:style-name="P15"><text:span text:style-name="T4"/></text:p>
          <text:p text:style-name="P15"><text:span text:style-name="T4">Les Broutons exploitent une mine, proche de leur village “Castukie”. Cette mine est une source </text:span><text:span text:style-name="T4">de couleurs pastel qui servent à la fois à la décoration des maisons et comme condiment dans <text:s/></text:span><text:span text:style-name="T4">l’alimentation des Broutons, ce qui leur donne leur couleur.</text:span></text:p>
          <text:p text:style-name="P15"><text:span text:style-name="T4"/></text:p>
          <text:p text:style-name="P15"><text:span text:style-name="T4">La mine a été fermée et marquée du “sceau de Boldar”. Les Broutons ne peuvent enlever ce </text:span><text:span text:style-name="T4">sceau par eux-mêmes : il leur faut un magicien interdimensionnel qualifié (oncle Lucien est le </text:span><text:span text:style-name="T4">seul à pouvoir rouvrir la mine)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17" draw:layer="layout" svg:width="18.542cm" svg:height="7.62cm" svg:x="1.27cm" svg:y="2.032cm">
          <text:p text:style-name="P10"><text:span text:style-name="T4">En l’absence de ressources provenant de la mine, les Broutons vont explorer les autres </text:span><text:span text:style-name="T4">dimensions à la recherche de couleurs. Ils en trouvent, par hasard, dans notre monde. Les </text:span><text:span text:style-name="T4">couleurs qu’ils souhaitent trouver sont localisées dans les crayons de couleur des écoliers. </text:span><text:span text:style-name="T4">Certaines couleurs ont de très fortes odeurs que nous, humains, ne sentons pas. Les Broutons </text:span><text:span text:style-name="T4">utilisent leur flair pour repérer des paquets de crayons de couleur.</text:span></text:p>
          <text:p text:style-name="P10"><text:span text:style-name="T4"/></text:p>
          <text:p text:style-name="P10"><text:span text:style-name="T4">Aussi, la nuit, les Broutons organisent des expéditions pour voler les crayons de couleurs dans </text:span><text:span text:style-name="T4">notre monde, d’abord dans les magasins ou les écoles, puis chez les écoliers.</text:span></text:p>
          <text:p text:style-name="P10"><text:span text:style-name="T4"/></text:p>
          <text:p text:style-name="P10"><text:span text:style-name="T4">Les Broutons ont une caractéristique spéciale : quand ils s’assemblent (se montent dessus), ils </text:span><text:span text:style-name="T4">peuvent prendre des formes différentes de leur forme initiale, par exemple un humain ou un </text:span><text:span text:style-name="T4">cheval. Bien entendu, un petit coup dans cet assemblage fragile fera retomber tous les Broutons </text:span><text:span text:style-name="T4">à terre et disparaître la forme créée. Ils retourneront à l’état de “boules de poils de couleur”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8.542cm" svg:height="1.016cm" svg:x="1.27cm" svg:y="0.508cm">
          <text:p text:style-name="P7"><text:span text:style-name="T2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542cm" svg:height="1.016cm" svg:x="1.27cm" svg:y="26.416cm">
          <text:p text:style-name="P7"><text:span text:style-name="T2">Footer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8.542cm" svg:height="7.276cm" svg:x="1.27cm" svg:y="10.25cm">
          <text:p text:style-name="P14"><text:span text:style-name="T3">Synopsis</text:span></text:p>
          <text:p text:style-name="P14"><text:span text:style-name="T4"/></text:p>
          <text:p text:style-name="P15"><text:span text:style-name="T4">Le scénario se déroule dans la ville dans laquelle sont scolarisés les personnages.</text:span></text:p>
          <text:p text:style-name="P15"><text:span text:style-name="T4"/></text:p>
          <text:p text:style-name="P15"><text:span text:style-name="T4">Les crayons de couleur vont progressivement tous disparaître de la ville des PJs, tout d’abord dans le collège, puis dans les magasins, puis chez les élèves eux-mêmes. mine)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justify" style:text-autospace="none"/>
      <style:text-properties style:use-window-font-color="true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justify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justify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fo:text-align="justify"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draw:style-name="Mgr3" draw:text-style-name="MP5" draw:layer="backgroundobjects" svg:width="45.637cm" svg:height="28.522cm" svg:x="-10.077cm" svg:y="0cm">
        <draw:image xlink:href="Pictures/1000000000000780000004B0076B382216CFF855.jpg" xlink:type="simple" xlink:show="embed" xlink:actuate="onLoad" loext:mime-type="image/jpeg">
          <text:p/>
        </draw:image>
      </draw:frame>
      <draw:frame presentation:style-name="Default-title" draw:layer="backgroundobjects" svg:width="18.899cm" svg:height="4.673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6.656cm" svg:height="1.929cm" svg:x="7.182cm" svg:y="25.50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7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6:33:56.819550504</meta:creation-date>
    <dc:date>2020-04-16T17:19:14.803718810</dc:date>
    <meta:editing-duration>PT34M</meta:editing-duration>
    <meta:editing-cycles>16</meta:editing-cycles>
    <meta:generator>LibreOffice/6.1.5.2$Linux_X86_64 LibreOffice_project/10$Build-2</meta:generator>
    <meta:document-statistic meta:object-count="43"/>
  </office:meta>
</office:document-meta>
</file>